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CR" officeooo:rsid="000a8976" officeooo:paragraph-rsid="000a8976"/>
    </style:style>
    <style:style style:name="P2" style:family="paragraph" style:parent-style-name="Standard">
      <style:text-properties fo:language="es" fo:country="CR" officeooo:paragraph-rsid="000a8976"/>
    </style:style>
    <style:style style:name="P3" style:family="paragraph" style:parent-style-name="Standard">
      <style:text-properties fo:language="es" fo:country="CR" officeooo:rsid="000bd810" officeooo:paragraph-rsid="000bd810"/>
    </style:style>
    <style:style style:name="P4" style:family="paragraph" style:parent-style-name="Standard">
      <style:text-properties fo:language="es" fo:country="CR" officeooo:paragraph-rsid="000ed0f2"/>
    </style:style>
    <style:style style:name="P5" style:family="paragraph" style:parent-style-name="Standard">
      <style:text-properties fo:language="es" fo:country="CR" officeooo:paragraph-rsid="000f5721"/>
    </style:style>
    <style:style style:name="P6" style:family="paragraph" style:parent-style-name="Standard">
      <style:text-properties fo:language="es" fo:country="CR" officeooo:rsid="0012bce4" officeooo:paragraph-rsid="0015f7da"/>
    </style:style>
    <style:style style:name="P7" style:family="paragraph" style:parent-style-name="Standard">
      <style:text-properties fo:language="es" fo:country="CR" officeooo:rsid="001c277f" officeooo:paragraph-rsid="001c277f"/>
    </style:style>
    <style:style style:name="P8" style:family="paragraph" style:parent-style-name="Standard">
      <style:text-properties fo:color="#ce181e" fo:language="es" fo:country="CR" officeooo:rsid="000efede" officeooo:paragraph-rsid="000ed0f2"/>
    </style:style>
    <style:style style:name="P9" style:family="paragraph" style:parent-style-name="Standard">
      <style:text-properties fo:color="#000000" fo:language="es" fo:country="CR" officeooo:rsid="000f5721" officeooo:paragraph-rsid="000f5721"/>
    </style:style>
    <style:style style:name="P10" style:family="paragraph" style:parent-style-name="Standard">
      <style:text-properties fo:color="#000000" fo:language="es" fo:country="CR" officeooo:rsid="0012bce4" officeooo:paragraph-rsid="0015f7da"/>
    </style:style>
    <style:style style:name="P11" style:family="paragraph" style:parent-style-name="Standard">
      <style:text-properties fo:color="#000000" fo:language="es" fo:country="CR" officeooo:rsid="0012bce4" officeooo:paragraph-rsid="0012bce4"/>
    </style:style>
    <style:style style:name="P12" style:family="paragraph" style:parent-style-name="Standard">
      <style:text-properties fo:color="#000000" fo:language="es" fo:country="CR" officeooo:rsid="0017cd84" officeooo:paragraph-rsid="0017cd84"/>
    </style:style>
    <style:style style:name="P13" style:family="paragraph" style:parent-style-name="Standard">
      <style:text-properties fo:color="#000000" fo:language="es" fo:country="CR" officeooo:rsid="0015f7da" officeooo:paragraph-rsid="0015f7da"/>
    </style:style>
    <style:style style:name="P14" style:family="paragraph" style:parent-style-name="Standard">
      <style:text-properties fo:color="#000000" fo:language="es" fo:country="CR" officeooo:rsid="0018c0fd" officeooo:paragraph-rsid="0018c0fd"/>
    </style:style>
    <style:style style:name="P15" style:family="paragraph" style:parent-style-name="Standard">
      <style:text-properties fo:color="#000000" fo:language="es" fo:country="CR" officeooo:rsid="001a5755" officeooo:paragraph-rsid="001a5755"/>
    </style:style>
    <style:style style:name="T1" style:family="text">
      <style:text-properties officeooo:rsid="000b8ea1"/>
    </style:style>
    <style:style style:name="T2" style:family="text">
      <style:text-properties officeooo:rsid="000ed0f2"/>
    </style:style>
    <style:style style:name="T3" style:family="text">
      <style:text-properties officeooo:rsid="000efede"/>
    </style:style>
    <style:style style:name="T4" style:family="text">
      <style:text-properties fo:color="#ce181e" officeooo:rsid="000efede"/>
    </style:style>
    <style:style style:name="T5" style:family="text">
      <style:text-properties fo:color="#000000"/>
    </style:style>
    <style:style style:name="T6" style:family="text">
      <style:text-properties fo:color="#000000" officeooo:rsid="000efede"/>
    </style:style>
    <style:style style:name="T7" style:family="text">
      <style:text-properties fo:color="#000000" officeooo:rsid="000f5721"/>
    </style:style>
    <style:style style:name="T8" style:family="text">
      <style:text-properties fo:color="#000000" officeooo:rsid="0015f7da"/>
    </style:style>
    <style:style style:name="T9" style:family="text">
      <style:text-properties officeooo:rsid="0017cd84"/>
    </style:style>
    <style:style style:name="T10" style:family="text">
      <style:text-properties officeooo:rsid="001a5755"/>
    </style:style>
    <style:style style:name="T11" style:family="text">
      <style:text-properties officeooo:rsid="001b2be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boles:</text:p>
      <text:p text:style-name="P1">Trie, <text:span text:style-name="T1">árbol</text:span> de prefijos, almacena un conjunto <text:span text:style-name="T1">dinámico</text:span> donde las llaves son strings, <text:span text:style-name="T1">eficiente</text:span> en conjuntos voluminosos, <text:span text:style-name="T1">ningún</text:span> nodo guarda la llave, sino que la <text:span text:style-name="T1">posición</text:span> del nodo define la llave asociada, todos los descendientes tiene un nodo prefijo <text:span text:style-name="T1">común.</text:span></text:p>
      <text:p text:style-name="P1"/>
      <text:p text:style-name="P1">Emplea una lista de punteros de tamaño igual a la cantidad de palabras, en nuestro caso, se utilizara un diccionario. </text:p>
      <text:p text:style-name="P2"/>
      <text:p text:style-name="P3">Balanceado: obtiene su forma segun el orden de las inserciones. Un arbol desbalanceado da como resultado operaciones de insercion y busqueda muy costosa, teniendo una altura excesiva. Un heap se mantiene balanceado al mantener la propiedad de arbol completo. Hacer lo mismo con un BST requiere modificaciones excesivas. </text:p>
      <text:p text:style-name="P4"><text:span text:style-name="T2">Auto balanceada, A(Adelson) V(Velskii) L(Landis) (sus inventores). Utiliza rutinas de insercion y borrado modificadas para permitir el balanceo. Para cualquier nodo la altura de sus hijos derecho e izquierdo difieren maximo en uno |i-d| &lt; <text:s/>2. Esto mantiene la eficiencia. [izq = -1, der = 1] y las hojas son 0. La búsqueda</text:span> <text:span text:style-name="T3">es igual a la búsqueda de BST. La inserción es igual pero hay que recorrer el arbol verificando si esta balanceado. En caso de no estar balanceado, en necesario hacer una </text:span><text:span text:style-name="T4">rotacion.</text:span></text:p>
      <text:p text:style-name="P8"/>
      <text:p text:style-name="P5"><text:span text:style-name="T6">E</text:span><text:span text:style-name="T7">l desbalance se da cuando se añade un hijo al hijo de un nodo (un nieto). </text:span></text:p>
      <text:p text:style-name="P9"/>
      <text:p text:style-name="P6"><text:span text:style-name="T7">C</text:span><text:span text:style-name="T5">uando tenemos desbalance:</text:span><text:span text:style-name="T8"> </text:span></text:p>
      <text:p text:style-name="P13"/>
      <text:p text:style-name="P10">izq-izq entonces se ejecuta una <text:span text:style-name="T9">rotación</text:span> a la derecha</text:p>
      <text:p text:style-name="P11"/>
      <text:p text:style-name="P11">der-der = rot izquierda</text:p>
      <text:p text:style-name="P11"/>
      <text:p text:style-name="P11">izq-der = rot izq hijo izq y rot der <text:span text:style-name="T9">raíz</text:span></text:p>
      <text:p text:style-name="P11"/>
      <text:p text:style-name="P11">der-izq = rot der hijo der y rot izq rot <text:span text:style-name="T9">raíz</text:span></text:p>
      <text:p text:style-name="P11"/>
      <text:p text:style-name="P12">borrado: igual que el árbol BST pero al final se realiza una verificación y, si es necesario, un balanceo.</text:p>
      <text:p text:style-name="P12"/>
      <text:p text:style-name="P12"/>
      <text:p text:style-name="P12">Arbol Splay:</text:p>
      <text:p text:style-name="P14">Basado en BST, re implementa la inserción, borrado y búsqueda. No se garantiza la eficiencia de las operaciones. Aun asi se garantiza que si las operaciones son seguidas, estas son eficientes (Robert Endre). No se balancea por altura, se basa en la idea del costo de una serie de operaciones. El arbol utiliza el splay al acceder a un nodo. El splay mueve el nodo a la raiz. <text:span text:style-name="T10">Esto mantiene los nodos utilizados recientemente cerca de la raiz y sus valores parecidos.</text:span></text:p>
      <text:p text:style-name="P14"/>
      <text:p text:style-name="P15">Operacion splay: la operación se implementa con una serie de rotaciones.</text:p>
      <text:p text:style-name="P15"/>
      <text:p text:style-name="P15">Casos: <text:span text:style-name="T11">(hasta que el nodo quede en la raíz)</text:span></text:p>
      <text:p text:style-name="P15">El padre (p) de S es la <text:span text:style-name="T11">raíz</text:span> → rotación en p (zig)</text:p>
      <text:p text:style-name="P15">S debe subir de nivel de su abuelo (g) → rotación en g y en p misma dirección (zig-zig) o → rotación en p y en g en direcciones opuestas (zig-zag)</text:p>
      <text:p text:style-name="P4"/>
      <text:p text:style-name="P7">Insercion: se incerta un nodo nuevo de la misma forma que un BST y luego se ejecuta el splay.</text:p>
      <text:p text:style-name="P7"/>
      <text:p text:style-name="P7"><text:soft-page-break/>Borrado: hacer splay del nodo a borrar borrar igual que al BST o borrar el nodo y luego hacer splay del padre del nodo borrado.</text:p>
      <text:p text:style-name="P7"/>
      <text:p text:style-name="P7">Busqueda: igual que un BST si se encuentra:</text:p>
      <text:p text:style-name="P7"><text:tab/>Se hace splay al nodo </text:p>
      <text:p text:style-name="P7">si no se encuentra:</text:p>
      <text:p text:style-name="P7"><text:tab/>se hace splay al ultimo que se encuentr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9:42:23.782000000</meta:creation-date>
    <dc:date>2018-05-09T09:53:55.954000000</dc:date>
    <meta:editing-duration>PT1H49M5S</meta:editing-duration>
    <meta:editing-cycles>13</meta:editing-cycles>
    <meta:generator>LibreOffice/6.0.2.1$Windows_X86_64 LibreOffice_project/f7f06a8f319e4b62f9bc5095aa112a65d2f3ac89</meta:generator>
    <meta:document-statistic meta:table-count="0" meta:image-count="0" meta:object-count="0" meta:page-count="2" meta:paragraph-count="24" meta:word-count="483" meta:character-count="2713" meta:non-whitespace-character-count="2245"/>
  </office:meta>
</office:document-meta>
</file>